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Roboto" svg:font-family="Roboto" style:font-pitch="variable"/>
    <style:font-face style:name="Tinos1" svg:font-family="Tinos" style:font-pitch="variable"/>
    <style:font-face style:name="Tinos" svg:font-family="Tinos"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P1" style:family="paragraph" style:parent-style-name="Standard">
      <style:text-properties style:font-name="Roboto"/>
    </style:style>
    <style:style style:name="P2" style:family="paragraph" style:parent-style-name="Standard">
      <style:text-properties style:font-name="Roboto" officeooo:paragraph-rsid="0026cb86"/>
    </style:style>
    <style:style style:name="P3" style:family="paragraph" style:parent-style-name="Standard">
      <style:text-properties style:font-name="Tinos1"/>
    </style:style>
    <style:style style:name="P4" style:family="paragraph" style:parent-style-name="Standard" style:list-style-name="L1">
      <style:text-properties style:font-name="Tinos1"/>
    </style:style>
    <style:style style:name="P5" style:family="paragraph" style:parent-style-name="Standard">
      <style:text-properties style:font-name="Tinos1" officeooo:paragraph-rsid="001cc647"/>
    </style:style>
    <style:style style:name="P6" style:family="paragraph" style:parent-style-name="Standard">
      <style:text-properties style:font-name="Tinos1" officeooo:rsid="0022df57" officeooo:paragraph-rsid="0022df57"/>
    </style:style>
    <style:style style:name="P7" style:family="paragraph" style:parent-style-name="Text_20_body">
      <style:text-properties officeooo:rsid="001cc647" officeooo:paragraph-rsid="001cc647"/>
    </style:style>
    <style:style style:name="P8" style:family="paragraph" style:parent-style-name="Text_20_body" style:list-style-name="L2">
      <style:text-properties officeooo:paragraph-rsid="001cc647"/>
    </style:style>
    <style:style style:name="P9" style:family="paragraph" style:parent-style-name="Subtitle">
      <style:text-properties officeooo:rsid="001cc647" officeooo:paragraph-rsid="001cc647"/>
    </style:style>
    <style:style style:name="P10" style:family="paragraph" style:parent-style-name="Heading_20_3">
      <style:text-properties officeooo:rsid="001cc647" officeooo:paragraph-rsid="001cc647"/>
    </style:style>
    <style:style style:name="T1" style:family="text">
      <style:text-properties style:font-name="Tinos1"/>
    </style:style>
    <style:style style:name="T2" style:family="text">
      <style:text-properties style:font-name="Tinos1" fo:font-style="italic" style:font-style-asian="italic" style:font-style-complex="italic"/>
    </style:style>
    <style:style style:name="T3" style:family="text">
      <style:text-properties style:font-name="Tinos1" fo:font-weight="bold" style:font-weight-asian="bold" style:font-weight-complex="bold"/>
    </style:style>
    <style:style style:name="T4" style:family="text">
      <style:text-properties style:font-name="Tinos1" officeooo:rsid="001cb4a2"/>
    </style:style>
    <style:style style:name="T5" style:family="text">
      <style:text-properties style:font-name="Tinos1" officeooo:rsid="001cc647"/>
    </style:style>
    <style:style style:name="T6" style:family="text">
      <style:text-properties style:font-name="Tinos1" officeooo:rsid="001f56aa"/>
    </style:style>
    <style:style style:name="T7" style:family="text">
      <style:text-properties style:font-name="Tinos1" officeooo:rsid="00203c03"/>
    </style:style>
    <style:style style:name="T8" style:family="text">
      <style:text-properties style:font-name="Tinos1" officeooo:rsid="001ea20c"/>
    </style:style>
    <style:style style:name="T9" style:family="text">
      <style:text-properties officeooo:rsid="00203c03"/>
    </style:style>
    <style:style style:name="T10" style:family="text">
      <style:text-properties officeooo:rsid="0023e71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ject Title</text:p>
      <text:p text:style-name="P9">New Website for SHIFT</text:p>
      <text:h text:style-name="P10" text:outline-level="3">Background information</text:h>
      <text:p text:style-name="P7">SHIFT is an independent, work based, training provider working within the Creative and Cultural Industries. Based in the Workstation, a hub of media companies and activity, SHIFT’s aim is to help students progress to where they want to be.</text:p>
      <text:h text:style-name="P10" text:outline-level="3">Delivery deadline</text:h>
      <text:p text:style-name="P7">End of W/C 2018</text:p>
      <text:h text:style-name="Heading_20_3" text:outline-level="3">Objectives</text:h>
      <text:list xml:id="list1204889542331823984" text:style-name="L2">
        <text:list-item>
          <text:p text:style-name="P8"><text:span text:style-name="T5">Produce a digital mockup of <text:s/>the website re-design with an appendix of how you will create it.</text:span></text:p>
          <text:p text:style-name="P8"><text:a xlink:type="simple" xlink:href="../../../../../Z:/siteroot/appendix.odt" text:style-name="Internet_20_link" text:visited-style-name="Visited_20_Internet_20_Link"><text:span text:style-name="T5">Z:/siteroot/appendix.odt</text:span></text:a></text:p>
          <text:p text:style-name="P8"><text:a xlink:type="simple" xlink:href="../../../../../Z:/siteroot/mockup.png" text:style-name="Internet_20_link" text:visited-style-name="Visited_20_Internet_20_Link"><text:span text:style-name="T5">Z:/siteroot/mockup.png</text:span></text:a></text:p>
        </text:list-item>
      </text:list>
      <text:p text:style-name="P5"/>
      <text:list xml:id="list2514028782192390546" text:style-name="L1">
        <text:list-item>
          <text:p text:style-name="P4">Source ideas from your research about SHIFT, what needs to be on there and how it will deliver content.</text:p>
        </text:list-item>
      </text:list>
      <text:p text:style-name="P3"/>
      <text:p text:style-name="P2"><text:span text:style-name="T1">With the website that is currently being hosted at </text:span><text:a xlink:type="simple" xlink:href="http://www.shiftmedia.org.uk/" text:style-name="Internet_20_link" text:visited-style-name="Visited_20_Internet_20_Link"><text:span text:style-name="T1">http://www.shiftmedia.org.uk/</text:span></text:a><text:span text:style-name="T1"> I have multiple issues with the design and communication of the website. This is only using the home page as a basis, but later in th</text:span><text:span text:style-name="T6">e</text:span><text:span text:style-name="T1"> document, I will go further into detail, analysing each webpage on its faults. </text:span><text:span text:style-name="T1">My first issue is that there is no communication about what SHIFT is and the only indication is that it has </text:span><text:span text:style-name="T2">something</text:span><text:span text:style-name="T1"> to do with education because of the quote at the top of the webpage “Ofsted say we are </text:span><text:span text:style-name="T3">Good</text:span><text:span text:style-name="T1">!”, the apply button is not communicated if the person clicking the button would be signed up to a newsletter </text:span><text:span text:style-name="T4">when in actuality the end user would be signing up to join SHIFT Media as a student</text:span><text:span text:style-name="T1">. The banner in the middle of the page mentioning qualifications, the prospectus and Ofsted report at the bottom of the page (Please note that this is using the desktop website instead of the mobile version.) My second issue is that the links for the blog and application form would seem to be broken, however this is not the case and the link is just at the bottom of the image with a small slither being linked instead of the whole box. My third issue with the website is the Ofsted report that is linked on the website, the report that is linked is not the most recent one </text:span><text:span text:style-name="T4">when it is the 2013 report instead</text:span><text:span text:style-name="T1">.</text:span></text:p>
      <text:p text:style-name="P1"><text:span text:style-name="T4"/></text:p>
      <text:p text:style-name="P6">T<text:span text:style-name="T10">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DejaVu Sans1" svg:font-family="'DejaVu Sans'" style:font-family-generic="swiss"/>
    <style:font-face style:name="Roboto" svg:font-family="Roboto" style:font-pitch="variable"/>
    <style:font-face style:name="Tinos1" svg:font-family="Tinos" style:font-pitch="variable"/>
    <style:font-face style:name="Tinos" svg:font-family="Tinos"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GB" style:letter-kerning="true" style:font-name-asian="DejaVu Sans Mono"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GB"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Mono" style:font-family-asian="'DejaVu Sans Mono'"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25cm" fo:margin-bottom="0.25cm" fo:margin-left="0.25cm" fo:margin-right="0.25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8T14:27:50</meta:creation-date>
    <dc:date>2018-05-23T14:02:31.614288700</dc:date>
    <meta:editing-duration>PT4H42M39S</meta:editing-duration>
    <meta:editing-cycles>8</meta:editing-cycles>
    <meta:generator>LibreOffice/5.1.6.2$Linux_X86_64 LibreOffice_project/10m0$Build-2</meta:generator>
    <meta:document-statistic meta:table-count="0" meta:image-count="0" meta:object-count="0" meta:page-count="1" meta:paragraph-count="13" meta:word-count="338" meta:character-count="1897" meta:non-whitespace-character-count="1575"/>
  </office:meta>
</office:document-meta>
</file>